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Monospace" svg:font-family="Monospace"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Monospace" fo:font-size="11pt" fo:language="zxx" fo:country="none" officeooo:rsid="00105fde" officeooo:paragraph-rsid="00105fde" style:font-size-asian="11pt" style:language-asian="zxx" style:country-asian="none" style:font-size-complex="11pt" style:language-complex="zxx" style:country-complex="none"/>
    </style:style>
    <style:style style:name="P2" style:family="paragraph" style:parent-style-name="Standard">
      <style:text-properties style:font-name="Monospace" fo:font-size="11pt" fo:language="zxx" fo:country="none" officeooo:rsid="0011bce3" officeooo:paragraph-rsid="0011bce3" style:font-size-asian="11pt" style:language-asian="zxx" style:country-asian="none" style:font-size-complex="11pt" style:language-complex="zxx" style:country-complex="none"/>
    </style:style>
    <style:style style:name="P3" style:family="paragraph" style:parent-style-name="Standard">
      <style:text-properties style:font-name="Monospace" fo:font-size="11pt" fo:language="zxx" fo:country="none" officeooo:paragraph-rsid="0011bce3" style:font-size-asian="11pt" style:language-asian="zxx" style:country-asian="none" style:font-size-complex="11pt" style:language-complex="zxx" style:country-complex="none"/>
    </style:style>
    <style:style style:name="P4" style:family="paragraph" style:parent-style-name="Standard">
      <style:text-properties style:font-name="Monospace" fo:font-size="11pt" fo:language="zxx" fo:country="none" officeooo:rsid="0012db04" officeooo:paragraph-rsid="0012db04" style:font-size-asian="11pt" style:language-asian="zxx" style:country-asian="none" style:font-size-complex="11pt" style:language-complex="zxx" style:country-complex="none"/>
    </style:style>
    <style:style style:name="P5" style:family="paragraph" style:parent-style-name="Standard">
      <style:text-properties style:font-name="Monospace" fo:font-size="11pt" fo:language="zxx" fo:country="none" officeooo:rsid="00137bbf" officeooo:paragraph-rsid="00137bbf" style:font-size-asian="11pt" style:language-asian="zxx" style:country-asian="none" style:font-size-complex="11pt" style:language-complex="zxx" style:country-complex="none"/>
    </style:style>
    <style:style style:name="P6" style:family="paragraph" style:parent-style-name="Standard">
      <style:text-properties style:font-name="Monospace" fo:font-size="11pt" fo:language="zxx" fo:country="none" officeooo:rsid="0014d074" officeooo:paragraph-rsid="0014d074" style:font-size-asian="11pt" style:language-asian="zxx" style:country-asian="none" style:font-size-complex="11pt" style:language-complex="zxx" style:country-complex="none"/>
    </style:style>
    <style:style style:name="P7" style:family="paragraph" style:parent-style-name="Standard">
      <style:text-properties style:font-name="Monospace" fo:font-size="11pt" fo:language="zxx" fo:country="none" officeooo:rsid="0014d074" officeooo:paragraph-rsid="00164322" style:font-size-asian="11pt" style:language-asian="zxx" style:country-asian="none" style:font-size-complex="11pt" style:language-complex="zxx" style:country-complex="none"/>
    </style:style>
    <style:style style:name="P8" style:family="paragraph" style:parent-style-name="Standard">
      <style:text-properties style:font-name="Monospace" fo:font-size="11pt" fo:language="zxx" fo:country="none" officeooo:rsid="00164322" officeooo:paragraph-rsid="00164322" style:font-size-asian="11pt" style:language-asian="zxx" style:country-asian="none" style:font-size-complex="11pt" style:language-complex="zxx" style:country-complex="none"/>
    </style:style>
    <style:style style:name="P9" style:family="paragraph" style:parent-style-name="Standard">
      <style:text-properties style:font-name="Monospace" fo:font-size="11pt" fo:language="zxx" fo:country="none" officeooo:paragraph-rsid="0014d074" style:font-size-asian="11pt" style:language-asian="zxx" style:country-asian="none" style:font-size-complex="11pt" style:language-complex="zxx" style:country-complex="none"/>
    </style:style>
    <style:style style:name="P10" style:family="paragraph" style:parent-style-name="Standard">
      <style:text-properties style:font-name="Monospace" fo:font-size="11pt" fo:language="zxx" fo:country="none" officeooo:rsid="0015d768" officeooo:paragraph-rsid="0015d768" style:font-size-asian="11pt" style:language-asian="zxx" style:country-asian="none" style:font-size-complex="11pt" style:language-complex="zxx" style:country-complex="none"/>
    </style:style>
    <style:style style:name="P11" style:family="paragraph" style:parent-style-name="Standard">
      <style:text-properties style:font-name="Monospace" fo:font-size="11pt" officeooo:paragraph-rsid="0015d768" style:font-size-asian="11pt" style:font-size-complex="11pt"/>
    </style:style>
    <style:style style:name="P12" style:family="paragraph">
      <loext:graphic-properties draw:fill="none"/>
    </style:style>
    <style:style style:name="T1" style:family="text">
      <style:text-properties officeooo:rsid="0011bce3"/>
    </style:style>
    <style:style style:name="T2" style:family="text">
      <style:text-properties officeooo:rsid="00124173"/>
    </style:style>
    <style:style style:name="T3" style:family="text">
      <style:text-properties officeooo:rsid="0014d074"/>
    </style:style>
    <style:style style:name="T4" style:family="text">
      <style:text-properties fo:color="#232627"/>
    </style:style>
    <style:style style:name="T5" style:family="text">
      <style:text-properties fo:color="#232627" officeooo:rsid="0015d768"/>
    </style:style>
    <style:style style:name="T6" style:family="text">
      <style:text-properties fo:color="#232627" fo:language="zxx" fo:country="none" officeooo:rsid="0015d768" style:language-asian="zxx" style:country-asian="none" style:language-complex="zxx" style:country-complex="none"/>
    </style:style>
    <style:style style:name="T7" style:family="text">
      <style:text-properties fo:language="zxx" fo:country="none" officeooo:rsid="0015d768" style:language-asian="zxx" style:country-asian="none" style:language-complex="zxx" style:country-complex="none"/>
    </style:style>
    <style:style style:name="gr1" style:family="graphic">
      <style:graphic-properties svg:stroke-width="0.0354in" draw:marker-start-width="0.1917in" draw:marker-end-width="0.1917in" draw:fill="none" draw:textarea-horizontal-align="justify" draw:textarea-vertical-align="middle" draw:auto-grow-height="false" fo:min-height="0.3819in" fo:min-width="6.7492in" fo:padding-top="0.0173in" fo:padding-bottom="0.0173in" fo:padding-left="0.0173in" fo:padding-right="0.017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173in" svg:stroke-color="#000000" draw:marker-start-width="0.1646in" draw:marker-end-width="0.1646in" draw:fill="none" draw:textarea-horizontal-align="justify" draw:textarea-vertical-align="middle" draw:auto-grow-height="false" fo:min-height="0.4819in" fo:min-width="6.6665in" fo:padding-top="0.0083in" fo:padding-bottom="0.0083in" fo:padding-left="0.0083in" fo:padding-right="0.00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p>
      <text:p text:style-name="P1"/>
      <text:p text:style-name="P1">a)</text:p>
      <text:p text:style-name="P1"/>
      <text:p text:style-name="P1">Der Benutzer versucht sich nochmals anzumelden, obwohl er schon angemeldet ist.</text:p>
      <text:p text:style-name="P1"/>
      <text:p text:style-name="P2">2.3</text:p>
      <text:p text:style-name="P2"/>
      <text:p text:style-name="P2">b)</text:p>
      <text:p text:style-name="P2"/>
      <text:p text:style-name="P3"><text:span text:style-name="T1">Der Verifikationsversuch schlägt fehl wegen </text:span><text:span text:style-name="T2">des Interleaving des Watchdogs. Der Fehler entsteht, wenn der Watchdog die Assertion überprüft, wenn Authentication den fail auf 3 erhöht hat, aber die currentState noch nicht auf 2 gesetzt wurde.</text:span></text:p>
      <text:p text:style-name="P3"/>
      <text:p text:style-name="P4">3</text:p>
      <text:p text:style-name="P4"/>
      <text:p text:style-name="P4">b)</text:p>
      <text:p text:style-name="P4"/>
      <text:p text:style-name="P4">Der Fehler beschreibt die Situationen wenn Autos von allen Richtungen kommen und es deswegen kein Auto gibt, welches fahren kann nach der oben genannten Regel.</text:p>
      <text:p text:style-name="P4"/>
      <text:p text:style-name="P5">4</text:p>
      <text:p text:style-name="P5"/>
      <text:p text:style-name="P5">a)</text:p>
      <text:p text:style-name="P5">8191 konsekutive Ausführung von <text:s/>p.1 gefolgt von p.2 und q.1</text:p>
      <text:p text:style-name="P5"/>
      <text:p text:style-name="P6">b)</text:p>
      <text:p text:style-name="P6">Ausgabe:</text:p>
      <text:p text:style-name="P8"><draw:custom-shape text:anchor-type="paragraph" draw:z-index="0" draw:name="Shape1" draw:style-name="gr2" draw:text-style-name="P12" svg:width="6.6669in" svg:height="0.4823in" svg:x="-0.039in" svg:y="0.148in"><text:p/><draw:enhanced-geometry svg:viewBox="0 0 21600 21600" draw:type="rectangle" draw:enhanced-path="M 0 0 L 21600 0 21600 21600 0 21600 0 0 Z N"/></draw:custom-shape></text:p>
      <text:p text:style-name="P6"><text:span text:style-name="T4">Verification result:</text:span></text:p>
      <text:p text:style-name="P6"><text:span text:style-name="T4">error: max search depth too small</text:span></text:p>
      <text:p text:style-name="P6"><text:span text:style-name="T4"/></text:p>
      <text:p text:style-name="P6"><text:span text:style-name="T4"/></text:p>
      <text:p text:style-name="P9"><text:span text:style-name="T3">Da die Prozesse p und q unendlich laufende Do-Schleifen haben wird die Searchspace unendlich groß. Damit spin aber terminiert, wird eine maximale Tiefe angegeben. Wird der Fehler nicht innerhalb dieser Suchtiefe gefunden, gibt spin keine Fehlermeldung aus.</text:span></text:p>
      <text:p text:style-name="P9"/>
      <text:p text:style-name="P10">c)</text:p>
      <text:p text:style-name="P10"/>
      <text:p text:style-name="P11"><text:span text:style-name="T7">spin bricht bei der Suche nach Gegenbeispielen ab, wenn die Suche ein bestimmte Tiefe erreicht wird. Die Tiefensuch ewürde dann bei einem Modell, die sehr(auch unendlich) lange Pfade hat, bei dem ersten Pfad, dessen Länge, die max. Tiefe überschreitet, die Suche abbrechen. Dies hat zur Folge, dass nicht alle Pfade, dessen Länge kleiner als die max. Tiefe </text:span><text:soft-page-break/><text:span text:style-name="T7">ist, abgesucht wird. Bei der Breitensuche werden alle Pfade abgetastet, welches der Grund dafür ist, dass spin das Gegenbeispiel finden konnte. Stellt man spin so ein, dass spin nicht bei dem ersten Gegenbeispiel die Suche abbricht, so meldet spin den folgenden Fehler:</text:span></text:p>
      <text:p text:style-name="P7"><draw:custom-shape text:anchor-type="paragraph" draw:z-index="1" draw:name="Shape2_0" draw:style-name="gr1" draw:text-style-name="P12" svg:width="6.7843in" svg:height="0.4169in" svg:x="-0.0472in" svg:y="0.1709in"><text:p/><draw:enhanced-geometry svg:viewBox="0 0 21600 21600" draw:type="rectangle" draw:enhanced-path="M 0 0 L 21600 0 21600 21600 0 21600 0 0 Z N"/></draw:custom-shape><text:span text:style-name="T5"/></text:p>
      <text:p text:style-name="P11"><text:span text:style-name="T6">error: max search depth too small</text:span></text:p>
      <text:p text:style-name="P7"><text:span text:style-name="T5"/></text:p>
      <text:p text:style-name="P7"><text:span text:style-name="T5"/></text:p>
      <text:p text:style-name="P7"><text:span text:style-name="T5"/></text:p>
      <text:p text:style-name="P8"><text:span text:style-name="T5">d</text:span><text:span text:style-name="T4">)</text:span></text:p>
      <text:p text:style-name="P8"><text:span text:style-name="T4"/></text:p>
      <text:p text:style-name="P8"><text:span text:style-name="T4">Für die max. Tiefe von 8190 findet spin keinen Gegenbeispiel.</text:span></text:p>
      <text:p text:style-name="P8"><text:span text:style-name="T4">Für max. Tiefen &gt; 8190 finde spin immer das kürzeste Gegenbeispiel und je nach Tiefe auch andere Beispiele.</text:span></text:p>
      <text:p text:style-name="P8"><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Monospace" svg:font-family="Monospace"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15:01:23.426111904</meta:creation-date>
    <dc:date>2020-05-29T17:03:22.570513236</dc:date>
    <meta:editing-duration>PT35M42S</meta:editing-duration>
    <meta:editing-cycles>7</meta:editing-cycles>
    <meta:generator>LibreOffice/6.4.3.2$Linux_X86_64 LibreOffice_project/40$Build-2</meta:generator>
    <meta:document-statistic meta:table-count="0" meta:image-count="0" meta:object-count="0" meta:page-count="2" meta:paragraph-count="23" meta:word-count="271" meta:character-count="1704" meta:non-whitespace-character-count="1455"/>
  </office:meta>
</office:document-meta>
</file>